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Ubuntu Mono1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1" svg:font-family="'Lucida Sans'" style:font-family-generic="swiss"/>
    <style:font-face style:name="Avenir Next" svg:font-family="'Avenir Nex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1cd0f" officeooo:paragraph-rsid="0011cd0f"/>
    </style:style>
    <style:style style:name="P2" style:family="paragraph" style:parent-style-name="Standard">
      <style:text-properties officeooo:rsid="000eecf0" officeooo:paragraph-rsid="000eecf0"/>
    </style:style>
    <style:style style:name="P3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4" style:family="paragraph" style:parent-style-name="Standard">
      <style:text-properties officeooo:rsid="0010dd91" officeooo:paragraph-rsid="0010dd91"/>
    </style:style>
    <style:style style:name="P5" style:family="paragraph" style:parent-style-name="Standard">
      <style:paragraph-properties fo:line-height="200%"/>
      <style:text-properties style:font-name="Ubuntu Mono" fo:font-size="16pt" style:text-underline-style="none" officeooo:rsid="001f565a" officeooo:paragraph-rsid="001f7c69" style:font-size-asian="16pt" style:font-size-complex="16pt"/>
    </style:style>
    <style:style style:name="P6" style:family="paragraph" style:parent-style-name="Standard">
      <style:paragraph-properties fo:line-height="200%"/>
      <style:text-properties style:font-name="Ubuntu Mono" fo:font-size="16pt" officeooo:rsid="001f565a" officeooo:paragraph-rsid="001f565a" style:font-size-asian="16pt" style:font-size-complex="16pt"/>
    </style:style>
    <style:style style:name="P7" style:family="paragraph" style:parent-style-name="Standard">
      <style:paragraph-properties fo:line-height="200%"/>
      <style:text-properties style:font-name="Ubuntu Mono" fo:font-size="16pt" officeooo:rsid="001f565a" officeooo:paragraph-rsid="001f7c69" style:font-size-asian="16pt" style:font-size-complex="16pt"/>
    </style:style>
    <style:style style:name="P8" style:family="paragraph" style:parent-style-name="Standard">
      <style:paragraph-properties fo:line-height="200%" fo:break-before="page"/>
      <style:text-properties style:font-name="Ubuntu Mono" fo:font-size="16pt" officeooo:rsid="001f565a" officeooo:paragraph-rsid="001f7c69" style:font-size-asian="16pt" style:font-size-complex="16pt"/>
    </style:style>
    <style:style style:name="P9" style:family="paragraph" style:parent-style-name="Standard" style:list-style-name="L1">
      <style:text-properties officeooo:rsid="001f565a" officeooo:paragraph-rsid="001f565a"/>
    </style:style>
    <style:style style:name="P10" style:family="paragraph" style:parent-style-name="Standard">
      <style:text-properties officeooo:rsid="00211368" officeooo:paragraph-rsid="00211368"/>
    </style:style>
    <style:style style:name="P11" style:family="paragraph" style:parent-style-name="Standard" style:list-style-name="L2">
      <style:text-properties officeooo:rsid="00211368" officeooo:paragraph-rsid="00211368"/>
    </style:style>
    <style:style style:name="P12" style:family="paragraph" style:parent-style-name="Standard">
      <style:text-properties officeooo:rsid="000eecf0" officeooo:paragraph-rsid="00211368"/>
    </style:style>
    <style:style style:name="P13" style:family="paragraph" style:parent-style-name="Standard">
      <style:paragraph-properties fo:line-height="200%"/>
      <style:text-properties style:font-name="Ubuntu Mono" fo:font-size="16pt" officeooo:rsid="0011cd0f" officeooo:paragraph-rsid="00211368" style:font-size-asian="14pt" style:font-size-complex="16pt"/>
    </style:style>
    <style:style style:name="P14" style:family="paragraph" style:parent-style-name="Standard">
      <style:paragraph-properties fo:line-height="200%"/>
      <style:text-properties style:font-name="Ubuntu Mono" fo:font-size="16pt" officeooo:rsid="00211368" officeooo:paragraph-rsid="00211368" style:font-size-asian="14pt" style:font-size-complex="16pt"/>
    </style:style>
    <style:style style:name="P15" style:family="paragraph" style:parent-style-name="Standard">
      <style:paragraph-properties fo:line-height="200%"/>
      <style:text-properties style:font-name="Ubuntu Mono" fo:font-size="16pt" style:text-underline-style="none" officeooo:rsid="0011cd0f" officeooo:paragraph-rsid="00211368" style:font-size-asian="14pt" style:font-size-complex="16pt"/>
    </style:style>
    <style:style style:name="P16" style:family="paragraph" style:parent-style-name="Standard">
      <style:paragraph-properties fo:line-height="200%"/>
      <style:text-properties style:font-name="Ubuntu Mono" fo:font-size="16pt" style:text-underline-style="none" officeooo:rsid="00131236" officeooo:paragraph-rsid="00211368" style:font-size-asian="14pt" style:font-size-complex="16pt"/>
    </style:style>
    <style:style style:name="P17" style:family="paragraph" style:parent-style-name="Standard">
      <style:paragraph-properties fo:line-height="100%"/>
      <style:text-properties fo:font-size="12pt" officeooo:rsid="00211368" officeooo:paragraph-rsid="00211368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officeooo:rsid="00399021" officeooo:paragraph-rsid="00211368" style:font-size-asian="12pt" style:font-size-complex="12pt"/>
    </style:style>
    <style:style style:name="P19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officeooo:rsid="00211368" officeooo:paragraph-rsid="00211368" style:font-size-asian="12pt" style:font-size-complex="12pt"/>
    </style:style>
    <style:style style:name="P20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Ubuntu Mono" fo:font-size="16pt" style:text-underline-style="none" officeooo:rsid="00131236" officeooo:paragraph-rsid="00211368" style:font-size-asian="14pt" style:font-size-complex="16pt"/>
    </style:style>
    <style:style style:name="P21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Linux Libertine O1" fo:font-size="12pt" officeooo:rsid="00211368" officeooo:paragraph-rsid="00211368" style:font-size-asian="12pt" style:font-size-complex="12pt"/>
    </style:style>
    <style:style style:name="P22" style:family="paragraph" style:parent-style-name="Standard" style:list-style-name="L3">
      <loext:graphic-properties draw:fill="solid" draw:fill-color="#a6efe3" draw:opacity="100%"/>
      <style:paragraph-properties fo:margin-top="0in" fo:margin-bottom="0in" loext:contextual-spacing="false" fo:background-color="#a6efe3" fo:padding="0.0201in" fo:border="0.06pt solid #379bb2" style:shadow="none">
        <style:drop-cap style:lines="2"/>
      </style:paragraph-properties>
      <style:text-properties style:font-name="Linux Libertine O1" fo:font-size="12pt" fo:font-style="normal" officeooo:rsid="0018a367" officeooo:paragraph-rsid="00211368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200%" fo:break-before="page"/>
      <style:text-properties style:font-name="Ubuntu Mono" fo:font-size="16pt" officeooo:rsid="00211368" officeooo:paragraph-rsid="00211368" style:font-size-asian="14pt" style:font-size-complex="16pt"/>
    </style:style>
    <style:style style:name="P24" style:family="paragraph">
      <loext:graphic-properties draw:fill="solid" draw:fill-color="#a6efe3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a6efe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in" fo:margin-right="0in" fo:margin-top="0in" fo:margin-bottom="0in" fo:line-height="100%" fo:text-align="center" fo:text-indent="0in"/>
    </style:style>
    <style:style style:name="P2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in" fo:margin-right="0in" fo:margin-top="0in" fo:margin-bottom="0in" fo:line-height="100%" fo:text-align="start" fo:text-indent="0in"/>
    </style:style>
    <style:style style:name="P30" style:family="paragraph">
      <loext:graphic-properties draw:fill="solid" draw:fill-color="#003f90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venir Next"/>
    </style:style>
    <style:style style:name="T2" style:family="text">
      <style:text-properties style:font-name="Avenir Next" fo:font-weight="600" style:font-size-asian="10.5pt" style:font-weight-asian="bold" style:font-weight-complex="normal"/>
    </style:style>
    <style:style style:name="T3" style:family="text">
      <style:text-properties style:font-name="Avenir Next" fo:font-weight="250" style:font-size-asian="10.5pt"/>
    </style:style>
    <style:style style:name="T4" style:family="text">
      <style:text-properties style:font-name="Avenir Next" officeooo:rsid="001f565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a3d1"/>
    </style:style>
    <style:style style:name="T8" style:family="text">
      <style:text-properties style:text-underline-style="solid" style:text-underline-width="auto" style:text-underline-color="font-color" officeooo:rsid="0011cd0f" style:font-size-asian="14pt"/>
    </style:style>
    <style:style style:name="T9" style:family="text">
      <style:text-properties style:text-underline-style="solid" style:text-underline-width="auto" style:text-underline-color="font-color" officeooo:rsid="0014a3d1" style:font-size-asian="14pt"/>
    </style:style>
    <style:style style:name="T10" style:family="text">
      <style:text-properties style:text-underline-style="solid" style:text-underline-width="auto" style:text-underline-color="font-color" officeooo:rsid="00131236" style:font-size-asian="14pt"/>
    </style:style>
    <style:style style:name="T11" style:family="text">
      <style:text-properties style:text-underline-style="solid" style:text-underline-width="auto" style:text-underline-color="font-color" officeooo:rsid="0014a3d1" style:font-name-asian="Linux Libertine O" style:font-size-asian="14pt" style:font-name-complex="Linux Libertine O"/>
    </style:style>
    <style:style style:name="T12" style:family="text">
      <style:text-properties style:text-underline-style="solid" style:text-underline-width="auto" style:text-underline-color="font-color" officeooo:rsid="00131236" style:font-name-asian="Linux Libertine O" style:font-size-asian="14pt" style:font-name-complex="Linux Libertine O"/>
    </style:style>
    <style:style style:name="T13" style:family="text">
      <style:text-properties style:text-underline-style="solid" style:text-underline-width="auto" style:text-underline-color="font-color" officeooo:rsid="0011cd0f" style:font-name-asian="Linux Libertine O" style:font-size-asian="14pt" style:font-name-complex="Linux Libertine O"/>
    </style:style>
    <style:style style:name="T14" style:family="text">
      <style:text-properties style:text-underline-style="solid" style:text-underline-width="auto" style:text-underline-color="font-color" officeooo:rsid="00131236"/>
    </style:style>
    <style:style style:name="T15" style:family="text">
      <style:text-properties style:text-underline-style="solid" style:text-underline-width="auto" style:text-underline-color="font-color" officeooo:rsid="0011cd0f"/>
    </style:style>
    <style:style style:name="T16" style:family="text">
      <style:text-properties style:text-underline-style="solid" style:text-underline-width="auto" style:text-underline-color="font-color" style:font-name-asian="Linux Libertine O" style:font-name-complex="Linux Libertine O"/>
    </style:style>
    <style:style style:name="T17" style:family="text">
      <style:text-properties style:text-underline-style="solid" style:text-underline-width="auto" style:text-underline-color="font-color" officeooo:rsid="0014a3d1" style:font-name-asian="Linux Libertine O" style:font-name-complex="Linux Libertine O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31236"/>
    </style:style>
    <style:style style:name="T20" style:family="text">
      <style:text-properties style:text-underline-style="none" officeooo:rsid="0018d908"/>
    </style:style>
    <style:style style:name="T21" style:family="text">
      <style:text-properties style:text-underline-style="none" officeooo:rsid="0011cd0f" style:font-size-asian="14pt"/>
    </style:style>
    <style:style style:name="T22" style:family="text">
      <style:text-properties style:text-underline-style="none" officeooo:rsid="001f7c69" style:font-size-asian="14pt"/>
    </style:style>
    <style:style style:name="T23" style:family="text">
      <style:text-properties style:text-underline-style="none" officeooo:rsid="00131236" style:font-size-asian="14pt"/>
    </style:style>
    <style:style style:name="T24" style:family="text">
      <style:text-properties style:text-underline-style="none" officeooo:rsid="00131236" style:font-name-asian="Linux Libertine O" style:font-size-asian="14pt" style:font-name-complex="Linux Libertine O"/>
    </style:style>
    <style:style style:name="T25" style:family="text">
      <style:text-properties style:text-underline-style="none" officeooo:rsid="001f7c69" style:font-name-asian="Linux Libertine O" style:font-size-asian="14pt" style:font-name-complex="Linux Libertine O"/>
    </style:style>
    <style:style style:name="T26" style:family="text">
      <style:text-properties style:text-underline-style="none" officeooo:rsid="0011cd0f" style:font-name-asian="Linux Libertine O" style:font-size-asian="14pt" style:font-name-complex="Linux Libertine O"/>
    </style:style>
    <style:style style:name="T27" style:family="text">
      <style:text-properties style:text-underline-style="none" officeooo:rsid="0011cd0f"/>
    </style:style>
    <style:style style:name="T28" style:family="text">
      <style:text-properties style:text-underline-style="none" officeooo:rsid="00211368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Ubuntu Mono"/>
    </style:style>
    <style:style style:name="T31" style:family="text">
      <style:text-properties officeooo:rsid="00131236"/>
    </style:style>
    <style:style style:name="T32" style:family="text">
      <style:text-properties style:font-name="Ubuntu Mono1" style:text-underline-style="none"/>
    </style:style>
    <style:style style:name="T33" style:family="text">
      <style:text-properties style:font-name="Ubuntu Mono1" style:text-underline-style="none" officeooo:rsid="00131236"/>
    </style:style>
    <style:style style:name="T34" style:family="text">
      <style:text-properties style:font-name="Linux Libertine O" officeooo:rsid="001a9f33" style:font-name-asian="Linux Libertine O" style:font-name-complex="Linux Libertine O"/>
    </style:style>
    <style:style style:name="T35" style:family="text">
      <style:text-properties style:font-name="Linux Libertine O" officeooo:rsid="001f7c69" style:font-name-asian="Linux Libertine O" style:font-name-complex="Linux Libertine O"/>
    </style:style>
    <style:style style:name="T36" style:family="text">
      <style:text-properties style:font-name="Linux Libertine O" officeooo:rsid="001a9f33" style:font-name-asian="Linux Libertine O" style:font-size-asian="14pt" style:font-name-complex="Linux Libertine O"/>
    </style:style>
    <style:style style:name="T37" style:family="text">
      <style:text-properties style:font-name="Linux Libertine O" officeooo:rsid="001f7c69" style:font-name-asian="Linux Libertine O" style:font-size-asian="14pt" style:font-name-complex="Linux Libertine O"/>
    </style:style>
    <style:style style:name="T38" style:family="text">
      <style:text-properties style:font-name="Linux Libertine O" style:text-underline-style="none" style:font-name-asian="Linux Libertine O" style:font-name-complex="Linux Libertine O"/>
    </style:style>
    <style:style style:name="T39" style:family="text">
      <style:text-properties style:font-name="Linux Libertine O" style:text-underline-style="none" officeooo:rsid="001a9f33" style:font-name-asian="Linux Libertine O" style:font-name-complex="Linux Libertine O"/>
    </style:style>
    <style:style style:name="T40" style:family="text">
      <style:text-properties style:font-name="Linux Libertine O" style:text-underline-style="none" officeooo:rsid="001a9f33" style:font-name-asian="Linux Libertine O" style:font-size-asian="14pt" style:font-name-complex="Linux Libertine O"/>
    </style:style>
    <style:style style:name="T41" style:family="text">
      <style:text-properties officeooo:rsid="0011cd0f" style:font-size-asian="14pt"/>
    </style:style>
    <style:style style:name="T42" style:family="text">
      <style:text-properties officeooo:rsid="001f7c69" style:font-size-asian="14pt"/>
    </style:style>
    <style:style style:name="T43" style:family="text">
      <style:text-properties officeooo:rsid="001f7c69"/>
    </style:style>
    <style:style style:name="T44" style:family="text">
      <style:text-properties style:font-name-asian="Linux Libertine O" style:font-name-complex="Linux Libertine O"/>
    </style:style>
    <style:style style:name="T45" style:family="text">
      <style:text-properties officeooo:rsid="00211368"/>
    </style:style>
    <style:style style:name="T46" style:family="text">
      <style:text-properties style:font-name="Ubuntu Mono"/>
    </style:style>
    <style:style style:name="T47" style:family="text">
      <style:text-properties style:font-name="Ubuntu Mono" fo:font-style="normal" style:font-style-asian="normal" style:font-style-complex="normal"/>
    </style:style>
    <style:style style:name="T48" style:family="text">
      <style:text-properties style:font-name="Ubuntu Mono" officeooo:rsid="00211368" style:font-name-asian="Webdings" style:font-name-complex="Webdings"/>
    </style:style>
    <style:style style:name="T49" style:family="text">
      <style:text-properties style:font-name="Ubuntu Mono" style:text-underline-style="none" officeooo:rsid="00211368" style:font-name-asian="Linux Libertine O" style:font-name-complex="Linux Libertine O"/>
    </style:style>
    <style:style style:name="T50" style:family="text">
      <style:text-properties style:font-name="Ubuntu Mono" style:text-underline-style="none" officeooo:rsid="00211368" style:font-name-asian="Linux Libertine O" style:font-name-complex="Linux Libertine O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style:font-name="Webdings" officeooo:rsid="00203464" style:font-name-asian="Webdings" style:font-name-complex="Webdings"/>
    </style:style>
    <style:style style:name="T54" style:family="text">
      <style:text-properties officeooo:rsid="00211368" style:font-name-asian="Webdings" style:font-name-complex="Webdings"/>
    </style:style>
    <style:style style:name="T55" style:family="text">
      <style:text-properties fo:color="#ffffff" style:text-underline-style="none"/>
    </style:style>
    <style:style style:name="T56" style:family="text">
      <style:text-properties fo:color="#ffffff" style:font-name="Linux Libertine O" style:text-underline-style="none" officeooo:rsid="001a9f33" style:font-name-asian="Linux Libertine O" style:font-name-complex="Linux Libertine O"/>
    </style:style>
    <style:style style:name="T57" style:family="text">
      <style:text-properties fo:color="#ffffff" style:text-underline-style="solid" style:text-underline-width="auto" style:text-underline-color="font-color" officeooo:rsid="0014a3d1"/>
    </style:style>
    <style:style style:name="T58" style:family="text">
      <style:text-properties fo:color="#ffffff" style:text-underline-style="solid" style:text-underline-width="auto" style:text-underline-color="font-color" officeooo:rsid="0011cd0f"/>
    </style:style>
    <style:style style:name="T59" style:family="text">
      <style:text-properties style:font-name="Linux Libertine O" style:text-underline-style="none" style:font-name-asian="Linux Libertine O" style:font-name-complex="Linux Libertine O"/>
    </style:style>
    <style:style style:name="T60" style:family="text">
      <style:text-properties style:font-name="Linux Libertine O" style:text-underline-style="none" officeooo:rsid="00211368" style:font-name-asian="Linux Libertine O" style:font-name-complex="Linux Libertine O"/>
    </style:style>
    <style:style style:name="T61" style:family="text">
      <style:text-properties fo:font-variant="normal" fo:text-transform="none" fo:color="#003f90" style:text-outline="false" style:text-line-through-style="none" style:text-line-through-type="none" style:font-name="Avenir Next" fo:font-size="36pt" fo:font-style="normal" fo:text-shadow="none" style:text-underline-style="none" fo:font-weight="60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3f90" style:text-outline="false" style:text-line-through-style="none" style:text-line-through-type="none" style:font-name="Avenir Next" fo:font-size="36pt" fo:font-style="normal" fo:text-shadow="none" style:text-underline-style="none" fo:font-weight="25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fffff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99in" svg:stroke-color="#003f90" draw:marker-start="" draw:marker-start-width="0.1236in" draw:marker-start-center="false" draw:marker-end="" draw:marker-end-width="0.1236in" draw:marker-end-center="false" draw:fill="solid" draw:fill-color="#a6efe3" draw:textarea-horizontal-align="justify" draw:textarea-vertical-align="middle" draw:auto-grow-height="false" fo:min-height="2.661in" fo:min-width="2.0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solid" draw:fill-color="#a6efe3" draw:textarea-horizontal-align="justify" draw:textarea-vertical-align="middle" draw:auto-grow-height="false" fo:min-height="2.411in" fo:min-width="1.8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729fcf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a6efe3" draw:textarea-horizontal-align="justify" draw:textarea-vertical-align="middle" draw:auto-grow-height="false" fo:min-height="0.1252in" fo:min-width="0.1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a6efe3" draw:textarea-horizontal-align="justify" draw:textarea-vertical-align="middle" draw:auto-grow-height="false" fo:min-height="0.6307in" fo:min-width="1.5429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6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3f90" draw:textarea-horizontal-align="justify" draw:textarea-vertical-align="middle" draw:auto-grow-height="false" fo:min-height="0.0807in" fo:min-width="0.5634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a6efe3" draw:textarea-horizontal-align="justify" draw:textarea-vertical-align="middle" draw:auto-grow-height="false" fo:min-height="0.0953in" fo:min-width="0.1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g text:anchor-type="paragraph" draw:z-index="0" draw:style-name="gr1"><draw:custom-shape draw:style-name="gr2" draw:text-style-name="P24" svg:width="2.2004in" svg:height="2.7504in" svg:x="0in" svg:y="0in"><text:p/><draw:enhanced-geometry svg:viewBox="0 0 21600 21600" draw:type="rectangle" draw:enhanced-path="M 0 0 L 21600 0 21600 21600 0 21600 0 0 Z N"/></draw:custom-shape><draw:custom-shape draw:style-name="gr3" draw:text-style-name="P24" svg:width="2.0004in" svg:height="2.5004in" svg:x="0.1in" svg:y="0.1126in"><text:p/><draw:enhanced-geometry svg:viewBox="0 0 21600 21600" draw:type="rectangle" draw:enhanced-path="M 0 0 L 21600 0 21600 21600 0 21600 0 0 Z N"/></draw:custom-shape><draw:g draw:style-name="gr4"><draw:path draw:style-name="gr5" draw:text-style-name="P25" svg:width="0.6839in" svg:height="1.2531in" draw:transform="skewX (-0.00052359877559836) rotate (2.71468511855198) translate (1.60748028464996in 2.39221900810893in)" svg:viewBox="0 0 1738 3184" svg:d="M0 0c1535-1 525 1156 525 1156 0 0-714 883 473 1041 1188 157 588 987 588 987"><text:p/></draw:path><draw:path draw:style-name="gr5" draw:text-style-name="P25" svg:width="0.6843in" svg:height="1.2543in" draw:transform="skewX (0.0015707963267949) rotate (2.71625591487877) translate (1.60787401574803in 2.58906933508311in)" svg:viewBox="0 0 1739 3187" svg:d="M0 0c1535 2 525 1157 525 1157 0 0-713 882 474 1041 1188 160 589 989 589 989"><text:p/></draw:path><draw:line draw:style-name="gr5" draw:text-style-name="P25" svg:x1="1.4075in" svg:y1="1.4028in" svg:x2="1.5575in" svg:y2="1.4028in"><text:p/></draw:line><draw:line draw:style-name="gr5" draw:text-style-name="P25" svg:x1="1.4575in" svg:y1="1.5028in" svg:x2="1.6898in" svg:y2="1.5028in"><text:p/></draw:line><draw:line draw:style-name="gr5" draw:text-style-name="P25" svg:x1="1.6858in" svg:y1="1.6937in" svg:x2="1.7795in" svg:y2="1.6937in"><text:p/></draw:line><draw:line draw:style-name="gr5" draw:text-style-name="P25" svg:x1="1.5449in" svg:y1="1.5972in" svg:x2="1.7772in" svg:y2="1.5972in"><text:p/></draw:line><draw:line draw:style-name="gr5" draw:text-style-name="P25" svg:x1="1.6287in" svg:y1="1.8772in" svg:x2="1.7787in" svg:y2="1.8772in"><text:p/></draw:line><draw:line draw:style-name="gr5" draw:text-style-name="P25" svg:x1="1.4685in" svg:y1="1.9772in" svg:x2="1.7358in" svg:y2="1.9772in"><text:p/></draw:line><draw:line draw:style-name="gr5" draw:text-style-name="P25" svg:x1="1.372in" svg:y1="2.1681in" svg:x2="1.4756in" svg:y2="2.1681in"><text:p/></draw:line><draw:line draw:style-name="gr5" draw:text-style-name="P25" svg:x1="1.3882in" svg:y1="2.0717in" svg:x2="1.6366in" svg:y2="2.0717in"><text:p/></draw:line><draw:line draw:style-name="gr5" draw:text-style-name="P25" svg:x1="1.3654in" svg:y1="2.3894in" svg:x2="1.5976in" svg:y2="2.3894in"><text:p/></draw:line><draw:line draw:style-name="gr5" draw:text-style-name="P25" svg:x1="1.3815in" svg:y1="2.2929in" svg:x2="1.4386in" svg:y2="2.2929in"><text:p/></draw:line></draw:g><draw:custom-shape draw:style-name="gr6" draw:text-style-name="P26" svg:width="0.3551in" svg:height="0.224in" svg:x="1.3602in" svg:y="0.9835in"><text:p/><draw:enhanced-geometry svg:viewBox="0 0 21600 21600" draw:type="rectangle" draw:enhanced-path="M 0 0 L 21600 0 21600 21600 0 21600 0 0 Z N"/></draw:custom-shape><draw:custom-shape draw:style-name="gr7" draw:text-style-name="P24" svg:width="1.7598in" svg:height="0.7504in" svg:x="0.2201in" svg:y="0.25in"><text:p/><draw:enhanced-geometry svg:viewBox="0 0 21600 21600" draw:type="rectangle" draw:enhanced-path="M 0 0 L 21600 0 21600 21600 0 21600 0 0 Z N"/></draw:custom-shape><draw:frame draw:style-name="gr8" draw:text-style-name="P28" svg:width="1.7004in" svg:height="0.7831in" svg:x="0.25in" svg:y="0.2673in"><draw:text-box><text:p text:style-name="P27"><text:span text:style-name="T61">CS</text:span><text:span text:style-name="T62">101</text:span></text:p></draw:text-box></draw:frame><draw:custom-shape draw:style-name="gr9" draw:text-style-name="P30" svg:width="0.7803in" svg:height="0.2004in" svg:x="0.2201in" svg:y="1in"><text:p text:style-name="P29"><text:span text:style-name="T63">lab05</text:span></text:p><draw:enhanced-geometry svg:viewBox="0 0 21600 21600" draw:type="rectangle" draw:enhanced-path="M 0 0 L 21600 0 21600 21600 0 21600 0 0 Z N"/></draw:custom-shape><draw:custom-shape draw:style-name="gr10" draw:text-style-name="P26" svg:width="0.3551in" svg:height="0.1941in" svg:x="1.3244in" svg:y="2.4043in"><text:p/><draw:enhanced-geometry svg:viewBox="0 0 21600 21600" draw:mirror-horizontal="false" draw:mirror-vertical="false" draw:type="rectangle" draw:enhanced-path="M 0 0 L 21600 0 21600 21600 0 21600 0 0 Z N"/></draw:custom-shape></draw:g><text:span text:style-name="T29"> Name:________________________________<text:tab/>Section:</text:span><text:span text:style-name="T6">__AY____</text:span></text:p>
      <text:p text:style-name="P3"/>
      <text:p text:style-name="P3"><text:s/>Objectives</text:p>
      <text:list xml:id="list7147178823087742783" text:style-name="L1">
        <text:list-item>
          <text:p text:style-name="P9"><text:span text:style-name="T45">Load data from a file</text:span>.</text:p>
        </text:list-item>
      </text:list>
      <text:p text:style-name="P2"/>
      <text:p text:style-name="P3"><text:s/><text:span text:style-name="T45">A Common Workflow</text:span></text:p>
      <text:p text:style-name="P12"><text:s/><text:span text:style-name="T45">A program that we write is like machine that takes one set of </text:span></text:p>
      <text:p text:style-name="P12"><text:span text:style-name="T45"><text:s/>inputs and transforms them into a set of outputs, whether as text </text:span></text:p>
      <text:p text:style-name="P12"><text:span text:style-name="T45"><text:s/>data, file manipulations, or raw binary data in memory. <text:s/>But how do </text:span></text:p>
      <text:p text:style-name="P12"><text:span text:style-name="T45"><text:s/>we make data available for other programs, and how do we load </text:span></text:p>
      <text:p text:style-name="P12"><text:span text:style-name="T45"><text:s/>data sets?</text:span></text:p>
      <text:p text:style-name="P10"><text:s/></text:p>
      <text:p text:style-name="P10"><text:s/>The basic process we will always follow is simple:</text:p>
      <text:list xml:id="list300150561045302639" text:style-name="L2">
        <text:list-item>
          <text:p text:style-name="P11">We open a file (in some <text:span text:style-name="T51">mode</text:span><text:span text:style-name="T52">, meaning we intend either to </text:span><text:span text:style-name="T47">r</text:span><text:span text:style-name="T52">ead from or to </text:span><text:span text:style-name="T47">w</text:span><text:span text:style-name="T52">rite to the file).</text:span></text:p>
        </text:list-item>
        <text:list-item>
          <text:p text:style-name="P11"><text:span text:style-name="T52">We carry out our read and write operations.</text:span></text:p>
        </text:list-item>
        <text:list-item>
          <text:p text:style-name="P11"><text:span text:style-name="T52">We close the file. <text:s/>This step should not be omitted, as forgetting to do so can lead to data loss.</text:span></text:p>
        </text:list-item>
      </text:list>
      <text:p text:style-name="P10"/>
      <text:p text:style-name="P17"><text:span text:style-name="T30">dataFileName = 'lists.txt'</text:span></text:p>
      <text:p text:style-name="P17"><text:span text:style-name="T30">dataFile = open(dataFileName, 'r') <text:s/># open the file for `r`eading</text:span></text:p>
      <text:p text:style-name="P17"><text:span text:style-name="T30">data = dataFile.read() <text:s/># `read` grabs all of the contents as one string</text:span></text:p>
      <text:p text:style-name="P17"><text:span text:style-name="T30">dataFile.close()</text:span></text:p>
      <text:p text:style-name="P17"><text:span text:style-name="T30">print(data)</text:span></text:p>
      <text:p text:style-name="P10"/>
      <text:p text:style-name="P10">This is the classic model of working with files and transfers well across all computing environments.</text:p>
      <text:list xml:id="list4249831700327522895" text:style-name="L3">
        <text:list-header>
          <text:p text:style-name="P22"><text:span text:style-name="T53"></text:span><text:span text:style-name="T54">An alternative way to read data from a file is to use the </text:span><text:span text:style-name="T48">readlines</text:span><text:span text:style-name="T54"> method, which returns the file contents as a list of strings, one for each line.</text:span></text:p>
        </text:list-header>
      </text:list>
      <text:p text:style-name="P18"/>
      <text:p text:style-name="P19">We will assume that we have a set of data in the file <text:span text:style-name="T30">./data/skyscrapers.txt</text:span>. <text:s/>First, note the form of this file name—the <text:span text:style-name="T30">.</text:span> indicates the current directory, so <text:span text:style-name="T30">data/</text:span> is a subdirectory and <text:span text:style-name="T30">skyscrapers.txt</text:span> is the actual file name. <text:s/>This file contains the name of a skyscraper and its corresponding height in meters. <text:s/>In the first part of this exercise, you will load the data, <text:span text:style-name="T51">tokenize</text:span><text:span text:style-name="T52"> it (split it into pieces at commas) and convert the second piece of each line into a </text:span><text:span text:style-name="T47">float</text:span><text:span text:style-name="T52">. <text:s/>You will then sum the heights of all of the buildings together. <text:s/>(Turn the page over.)</text:span></text:p>
      <text:p text:style-name="P23"><text:span text:style-name="T33"># </text:span><text:span text:style-name="T32">store the file name---it should be a string</text:span></text:p>
      <text:p text:style-name="P14"><text:span text:style-name="T32">data_file_name = </text:span><text:span text:style-name="T39">①</text:span><text:span text:style-name="T15"> <text:s text:c="32"/></text:span></text:p>
      <text:p text:style-name="P13"><text:span text:style-name="T49">data_file = </text:span><text:span text:style-name="T39">②</text:span><text:span text:style-name="T7"> </text:span><text:span text:style-name="T5"><text:s text:c="32"/></text:span><text:span text:style-name="T18"><text:s text:c="2"/></text:span><text:span text:style-name="T28"># load file</text:span></text:p>
      <text:p text:style-name="P14"><text:span text:style-name="T18">data = </text:span><text:span text:style-name="T39">③</text:span><text:span text:style-name="T7"> </text:span><text:span text:style-name="T15"><text:s text:c="32"/></text:span><text:span text:style-name="T27"><text:s text:c="2"/></text:span><text:span text:style-name="T18"># get contents </text:span></text:p>
      <text:p text:style-name="P14"><text:span text:style-name="T55">data = </text:span><text:span text:style-name="T56">③</text:span><text:span text:style-name="T57"> </text:span><text:span text:style-name="T58"><text:s text:c="32"/></text:span><text:span text:style-name="T27"><text:s text:c="2"/></text:span><text:span text:style-name="T18"># (use readlines)</text:span></text:p>
      <text:p text:style-name="P13"><text:span text:style-name="T39">④</text:span><text:span text:style-name="T7"> </text:span><text:span text:style-name="T5"><text:s text:c="32"/></text:span><text:span text:style-name="T18"><text:s text:c="2"/></text:span><text:span text:style-name="T28"># close file</text:span></text:p>
      <text:p text:style-name="P13"><text:span text:style-name="T19"/></text:p>
      <text:p text:style-name="P14"><text:span text:style-name="T19"># </text:span><text:span text:style-name="T18">process the data---loop over each line in the file</text:span></text:p>
      <text:p text:style-name="P14"><text:span text:style-name="T19">f</text:span><text:span text:style-name="T18">or </text:span><text:span text:style-name="T39">⑤</text:span><text:span text:style-name="T7"> </text:span><text:span text:style-name="T15"><text:s text:c="32"/></text:span><text:span text:style-name="T27">:</text:span></text:p>
      <text:p text:style-name="P14"><text:span text:style-name="T27"><text:s text:c="4"/></text:span><text:span text:style-name="T18">sum_heights = </text:span><text:span text:style-name="T38">⑥</text:span><text:span text:style-name="T7"> </text:span><text:span text:style-name="T15"><text:s text:c="16"/></text:span><text:span text:style-name="T27"><text:s text:c="2"/></text:span><text:span text:style-name="T18"># init accumulator</text:span></text:p>
      <text:p text:style-name="P14"><text:span text:style-name="T27"><text:s text:c="4"/></text:span><text:span text:style-name="T18"># split the line in two pieces (use the `split` method)</text:span></text:p>
      <text:p text:style-name="P13"><text:span text:style-name="T19"><text:s text:c="4"/></text:span><text:span text:style-name="T60">⑦</text:span><text:span text:style-name="T7"> </text:span><text:span text:style-name="T5"><text:s text:c="32"/></text:span></text:p>
      <text:p text:style-name="P13"><text:s text:c="4"/><text:span text:style-name="T45"># convert the second part of the line to a `float`</text:span></text:p>
      <text:p text:style-name="P13"><text:s text:c="4"/><text:span text:style-name="T60">⑧</text:span><text:span text:style-name="T7"> </text:span><text:span text:style-name="T5"><text:s text:c="32"/></text:span></text:p>
      <text:p text:style-name="P13"><text:s text:c="4"/><text:span text:style-name="T45"># add the height to the sum total</text:span></text:p>
      <text:p text:style-name="P13"><text:s text:c="4"/><text:span text:style-name="T60">⑨</text:span><text:span text:style-name="T17"> </text:span><text:span text:style-name="T16"><text:s text:c="32"/></text:span></text:p>
      <text:p text:style-name="P13"><text:span text:style-name="T45"># now `sum_heights` should contain the result</text:span></text:p>
      <text:p text:style-name="P21"><text:span text:style-name="T52">The remainder of this lab will take place in Jupy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Ubuntu Mono1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1" svg:font-family="'Lucida Sans'" style:font-family-generic="swiss"/>
    <style:font-face style:name="Avenir Next" svg:font-family="'Avenir Nex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cd0f" officeooo:paragraph-rsid="0011cd0f"/>
    </style:style>
    <style:style style:name="MT1" style:family="text">
      <style:text-properties style:font-name="Avenir Next" fo:font-weight="600" style:font-size-asian="10.5pt" style:font-weight-asian="bold" style:font-weight-complex="normal"/>
    </style:style>
    <style:style style:name="MT2" style:family="text">
      <style:text-properties style:font-name="Avenir Next" fo:font-weight="250" style:font-size-asian="10.5pt"/>
    </style:style>
    <style:style style:name="MT3" style:family="text">
      <style:text-properties style:font-name="Avenir Next"/>
    </style:style>
    <style:style style:name="MT4" style:family="text">
      <style:text-properties style:font-name="Avenir Next" officeooo:rsid="001f565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<text:span text:style-name="MT3">lab0</text:span><text:span text:style-name="MT4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8T10:46:54.800074000</meta:creation-date>
    <dc:date>2016-07-14T11:08:36.074030000</dc:date>
    <dc:creator>Neal Davis</dc:creator>
    <meta:editing-duration>PT3H50M55S</meta:editing-duration>
    <meta:editing-cycles>20</meta:editing-cycles>
    <meta:generator>LibreOffice/5.0.6.3$MacOSX_X86_64 LibreOffice_project/490fc03b25318460cfc54456516ea2519c11d1aa</meta:generator>
    <meta:document-statistic meta:table-count="0" meta:image-count="0" meta:object-count="0" meta:page-count="2" meta:paragraph-count="40" meta:word-count="405" meta:character-count="2514" meta:non-whitespace-character-count="1785"/>
  </office:meta>
</office:document-meta>
</file>